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&quot;Trebuchet MS&quot;" svg:font-family="&quot;Trebuchet MS&quot;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4" style:family="table-column">
      <style:table-column-properties style:column-width="2.125in"/>
    </style:style>
    <style:style style:name="Table3" style:family="table">
      <style:table-properties style:width="2.125in" fo:margin-left="0in" table:align="left"/>
    </style:style>
    <style:style style:name="TableRow5" style:family="table-row">
      <style:table-row-properties style:min-row-height="0.368in"/>
    </style:style>
    <style:style style:name="TableCell6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  <style:text-properties style:font-name="&quot;Trebuchet MS&quot;" style:font-name-asian="Times New Roman" style:font-name-complex="Calibri" fo:color="#000000" fo:font-size="8pt" style:font-size-asian="8pt" style:font-size-complex="8pt" style:language-asian="en" style:country-asian="GB"/>
    </style:style>
    <style:style style:name="TableRow8" style:family="table-row">
      <style:table-row-properties style:min-row-height="0.2847in"/>
    </style:style>
    <style:style style:name="TableCell9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bottom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&quot;Trebuchet MS&quot;" style:font-name-asian="Times New Roman" style:font-name-complex="Calibri" fo:color="#000000" fo:font-size="8pt" style:font-size-asian="8pt" style:font-size-complex="8pt" style:language-asian="en" style:country-asian="GB"/>
    </style:style>
    <style:style style:name="TableRow11" style:family="table-row">
      <style:table-row-properties style:min-row-height="0.2847in"/>
    </style:style>
    <style:style style:name="TableCell12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bottom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="&quot;Trebuchet MS&quot;" style:font-name-asian="Times New Roman" style:font-name-complex="Calibri" fo:color="#000000" fo:font-size="8pt" style:font-size-asian="8pt" style:font-size-complex="8pt" style:language-asian="en" style:country-asian="GB"/>
    </style:style>
    <style:style style:name="TableRow14" style:family="table-row">
      <style:table-row-properties style:min-row-height="0.2847in"/>
    </style:style>
    <style:style style:name="TableCell15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bottom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&quot;Trebuchet MS&quot;" style:font-name-asian="Times New Roman" style:font-name-complex="Calibri" fo:color="#000000" fo:font-size="8pt" style:font-size-asian="8pt" style:font-size-complex="8pt" style:language-asian="en" style:country-asian="GB"/>
    </style:style>
  </office:automatic-styles>
  <office:body>
    <office:text text:use-soft-page-breaks="true">
      <text:p text:style-name="P1">Feedback on The Application</text:p>
      <text:p text:style-name="Normal">There are some variances on the Web and Mobile version of the Billable hours Application. I believe the product team can ensure consistency on some areas like sample file download link that is not available on the mobile version, naming convention of the parse file button.</text:p>
      <text:p text:style-name="Normal">In addition to this, appopriate validation can be implemented to prompt user to enter correct path on mobile phone. Also I observed that users cannot upload more the two files availaible on the sample file. This feature can be enhanced to allow invoice to be generated for more companies.</text:p>
      <text:p text:style-name="Normal">Also some server glitches<text:s/>were<text:s/>encountered as file were not parsed to the server at some points of testing. I<text:s/>implore the team to optimize the availability and stability of the server that parses the csv invoice file.</text:p>
      <text:p text:style-name="Normal">Lastly,I suggest that the billable hour website be revamped to have a login and sign up functionality and the scope of this project can be expanded to accomodate other fileformats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User should be able to generate CSV Invoice for numerous companies</text:p>
          </table:table-cell>
        </table:table-row>
        <table:table-row table:style-name="TableRow8">
          <table:table-cell table:style-name="TableCell9">
            <text:p text:style-name="P10">A validation message should prompt user to enter correct path</text:p>
          </table:table-cell>
        </table:table-row>
        <table:table-row table:style-name="TableRow11">
          <table:table-cell table:style-name="TableCell12">
            <text:p text:style-name="P13">There should be consistency in the button maming convention to parse file path</text:p>
          </table:table-cell>
        </table:table-row>
        <table:table-row table:style-name="TableRow14">
          <table:table-cell table:style-name="TableCell15">
            <text:p text:style-name="P16">Sample file should be downloadble on mobil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&quot;Trebuchet MS&quot;" svg:font-family="&quot;Trebuchet MS&quot;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text-align="end" fo:margin-bottom="0in"/>
      <style:text-properties style:font-name="Calibri" style:font-name-complex="Calibri" fo:color="#000000" fo:font-size="12pt" style:font-size-asian="12pt"/>
    </style:style>
    <style:style style:family="graphic" style:name="a0" style:parent-style-name="Graphics">
      <style:graphic-properties fo:wrap-option="wrap" fo:border="0.00694in none" fo:padding-top="0in" fo:padding-bottom="0in" fo:padding-left="0.1in" fo:padding-right="0.27778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draw:frame draw:z-index="251659264" draw:id="id0" draw:style-name="a0" draw:name="MSIPCM14474eb483d713dccd1d828c" text:anchor-type="paragraph" svg:x="0in" svg:y="0.20833in" svg:width="8.26806in" svg:height="0.29861in" style:rel-width="scale" style:rel-height="scale"><draw:text-box><text:p text:style-name="P2">Interswitch - INTERNAL</text:p></draw:text-box><svg:title/><svg:desc>{"HashCode":827547679,"Height":841.0,"Width":595.0,"Placement":"Header","Index":"Primary","Section":1,"Top":0.0,"Left":0.0}</svg:desc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enike Olapetan</meta:initial-creator>
    <dc:creator>Adenike Olapetan</dc:creator>
    <meta:creation-date>2021-12-20T17:23:00Z</meta:creation-date>
    <dc:date>2021-12-20T17:38:00Z</dc:date>
    <meta:template xlink:href="Normal.dotm" xlink:type="simple"/>
    <meta:editing-cycles>1</meta:editing-cycles>
    <meta:editing-duration>PT900S</meta:editing-duration>
    <meta:user-defined meta:name="MSIP_Label_ea854951-7041-4c7c-8366-edc4528ca7cc_Enabled">true</meta:user-defined>
    <meta:user-defined meta:name="MSIP_Label_ea854951-7041-4c7c-8366-edc4528ca7cc_SetDate">2021-12-20T17:38:09Z</meta:user-defined>
    <meta:user-defined meta:name="MSIP_Label_ea854951-7041-4c7c-8366-edc4528ca7cc_Method">Standard</meta:user-defined>
    <meta:user-defined meta:name="MSIP_Label_ea854951-7041-4c7c-8366-edc4528ca7cc_Name">ea854951-7041-4c7c-8366-edc4528ca7cc</meta:user-defined>
    <meta:user-defined meta:name="MSIP_Label_ea854951-7041-4c7c-8366-edc4528ca7cc_SiteId">d2a96d22-de08-48e1-bc43-78e70d957e83</meta:user-defined>
    <meta:user-defined meta:name="MSIP_Label_ea854951-7041-4c7c-8366-edc4528ca7cc_ActionId">c5fd71f0-238c-41fa-b13e-d4d7d7e41df3</meta:user-defined>
    <meta:user-defined meta:name="MSIP_Label_ea854951-7041-4c7c-8366-edc4528ca7cc_ContentBits">1</meta:user-defined>
    <meta:document-statistic meta:page-count="1" meta:paragraph-count="2" meta:word-count="185" meta:character-count="1244" meta:row-count="8" meta:non-whitespace-character-count="1061"/>
  </office:meta>
</office:document-meta>
</file>